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50000019F267563C796741E45.jpg" manifest:media-type="image/jpeg"/>
  <manifest:file-entry manifest:full-path="Pictures/10000201000002CD0000021E116CA786CDEC498C.png" manifest:media-type="image/png"/>
  <manifest:file-entry manifest:full-path="Pictures/10000000000001410000009D3E9A58666636FE5F.jpg" manifest:media-type="image/jpeg"/>
  <manifest:file-entry manifest:full-path="Pictures/1000000000000898000004389E8D3D7AFC218165.jpg" manifest:media-type="image/jpeg"/>
  <manifest:file-entry manifest:full-path="Pictures/10000000000004B0000003209C91ADA23A998D87.jpg" manifest:media-type="image/jpeg"/>
  <manifest:file-entry manifest:full-path="Pictures/10000000000003FE00000267903F63054732DC1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01cm, 0cm, 2.27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679cm, 5.461cm, 5.94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99cm, 1.576cm, 0cm, 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21cm, 0.985cm, 0.958cm, 0.72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35cm" svg:height="7.205cm" svg:x="-3.1cm" svg:y="4.5cm">
          <draw:image xlink:href="Pictures/10000000000001410000009D3E9A58666636FE5F.jpg" xlink:type="simple" xlink:show="embed" xlink:actuate="onLoad">
            <text:p/>
          </draw:image>
        </draw:frame>
        <draw:frame draw:style-name="gr1" draw:text-style-name="P1" draw:layer="layout" svg:width="14.989cm" svg:height="9.992cm" svg:x="11.6cm" svg:y="4.5cm">
          <draw:image xlink:href="Pictures/10000000000004B0000003209C91ADA23A998D87.jpg" xlink:type="simple" xlink:show="embed" xlink:actuate="onLoad">
            <text:p/>
          </draw:image>
        </draw:frame>
        <draw:frame draw:style-name="gr2" draw:text-style-name="P1" draw:layer="layout" svg:width="15cm" svg:height="6.099cm" svg:x="11.6cm" svg:y="12.9cm">
          <draw:image xlink:href="Pictures/10000000000003FE00000267903F63054732DC16.jpg" xlink:type="simple" xlink:show="embed" xlink:actuate="onLoad">
            <text:p/>
          </draw:image>
        </draw:frame>
        <draw:frame draw:style-name="gr3" draw:text-style-name="P1" draw:layer="layout" svg:width="14.71cm" svg:height="7.314cm" svg:x="-3.1cm" svg:y="11.685cm">
          <draw:image xlink:href="Pictures/1000000000000898000004389E8D3D7AFC218165.jpg" xlink:type="simple" xlink:show="embed" xlink:actuate="onLoad">
            <text:p/>
          </draw:image>
        </draw:frame>
        <draw:frame draw:style-name="gr4" draw:text-style-name="P2" draw:layer="layout" svg:width="1.2cm" svg:height="0.962cm" svg:x="-2.9cm" svg:y="10.5cm">
          <draw:text-box>
            <text:p>a)</text:p>
          </draw:text-box>
        </draw:frame>
        <draw:frame draw:style-name="gr4" draw:text-style-name="P2" draw:layer="layout" svg:width="1.2cm" svg:height="0.962cm" svg:x="11.8cm" svg:y="10.5cm">
          <draw:text-box>
            <text:p>b)</text:p>
          </draw:text-box>
        </draw:frame>
        <draw:frame draw:style-name="gr4" draw:text-style-name="P2" draw:layer="layout" svg:width="1.2cm" svg:height="0.962cm" svg:x="-2.9cm" svg:y="17.8cm">
          <draw:text-box>
            <text:p>c)</text:p>
          </draw:text-box>
        </draw:frame>
        <draw:frame draw:style-name="gr4" draw:text-style-name="P2" draw:layer="layout" svg:width="1.2cm" svg:height="0.962cm" svg:x="11.8cm" svg:y="17.8cm">
          <draw:text-box>
            <text:p>d)</text:p>
          </draw:text-box>
        </draw:frame>
        <draw:frame draw:style-name="gr5" draw:text-style-name="P3" draw:layer="layout" svg:width="12.512cm" svg:height="10.2cm" svg:x="13.987cm" svg:y="19.7cm">
          <draw:image xlink:href="Pictures/10000201000002CD0000021E116CA786CDEC498C.png" xlink:type="simple" xlink:show="embed" xlink:actuate="onLoad">
            <text:p/>
          </draw:image>
        </draw:frame>
        <draw:frame draw:style-name="gr6" draw:text-style-name="P3" draw:layer="layout" svg:width="17.689cm" svg:height="10.201cm" svg:x="-3.3cm" svg:y="19.7cm">
          <draw:image xlink:href="Pictures/10000000000002550000019F267563C796741E45.jpg" xlink:type="simple" xlink:show="embed" xlink:actuate="onLoad">
            <text:p/>
          </draw:image>
        </draw:frame>
        <draw:frame draw:style-name="gr4" draw:text-style-name="P2" draw:layer="layout" svg:width="1.2cm" svg:height="0.962cm" svg:x="12.5cm" svg:y="20.038cm">
          <draw:text-box>
            <text:p>a)</text:p>
          </draw:text-box>
        </draw:frame>
        <draw:frame draw:style-name="gr4" draw:text-style-name="P2" draw:layer="layout" svg:width="1.2cm" svg:height="0.962cm" svg:x="24.9cm" svg:y="20.038cm">
          <draw:text-box>
            <text:p>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7T14:52:44.770472458</meta:creation-date>
    <dc:date>2021-05-08T01:54:39.884729215</dc:date>
    <meta:editing-duration>PT7H58M59S</meta:editing-duration>
    <meta:editing-cycles>5</meta:editing-cycles>
    <meta:generator>LibreOffice/5.1.6.2$Linux_X86_64 LibreOffice_project/10m0$Build-2</meta:generator>
    <meta:document-statistic meta:object-count="12"/>
  </office:meta>
</office:document-meta>
</file>